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Time</text:p>
          </table:table-cell>
          <table:table-cell>
            <draw:frame table:end-cell-address="Feuille1.N21" table:end-x="2.207cm" table:end-y="0.08cm" draw:z-index="0" draw:style-name="gr1" draw:text-style-name="P1" svg:width="26.949cm" svg:height="9.006cm" svg:x="0.097cm" svg:y="0.106cm">
              <draw:object draw:notify-on-update-of-ranges="Feuille1.A1:Feuille1.A1 Feuille1.A2:Feuille1.A501 Feuille1.B1:Feuille1.B1 Feuille1.B2:Feuille1.B5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7161">
            <text:p>1371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696">
            <text:p>12969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183">
            <text:p>6018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048">
            <text:p>6204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044">
            <text:p>760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4889">
            <text:p>15488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9108">
            <text:p>8910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436">
            <text:p>10543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9696">
            <text:p>12969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6308">
            <text:p>8630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588">
            <text:p>4058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992">
            <text:p>2799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3997">
            <text:p>24399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773">
            <text:p>9377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4037">
            <text:p>10403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8986">
            <text:p>4898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4646">
            <text:p>7464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3164">
            <text:p>12316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721">
            <text:p>457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585">
            <text:p>5458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5903">
            <text:p>10590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252">
            <text:p>5225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2515">
            <text:p>6251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4300">
            <text:p>1143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5639">
            <text:p>9563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6674">
            <text:p>20667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9453">
            <text:p>4945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8236">
            <text:p>10823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8114">
            <text:p>6811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9676">
            <text:p>19967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42739">
            <text:p>44273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9797">
            <text:p>23979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6085">
            <text:p>16608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6166">
            <text:p>11616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186">
            <text:p>46186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3164">
            <text:p>123164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4362">
            <text:p>13436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9452">
            <text:p>4945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5781">
            <text:p>6578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0183">
            <text:p>6018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2718">
            <text:p>5271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2942">
            <text:p>20294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418">
            <text:p>16841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1319">
            <text:p>5131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0568">
            <text:p>11056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99676">
            <text:p>19967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3509">
            <text:p>83509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7567">
            <text:p>11756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8155">
            <text:p>15815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5233">
            <text:p>11523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6572">
            <text:p>9657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6572">
            <text:p>9657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1156">
            <text:p>15115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78986">
            <text:p>27898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15233">
            <text:p>11523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36693">
            <text:p>13669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2678">
            <text:p>19267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3084">
            <text:p>17308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9615">
            <text:p>17961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9108">
            <text:p>8910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31562">
            <text:p>13156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60953">
            <text:p>16095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11340">
            <text:p>21134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6045">
            <text:p>7604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9980">
            <text:p>6998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5639">
            <text:p>9563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7242">
            <text:p>87242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9574">
            <text:p>8957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50223">
            <text:p>15022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2982">
            <text:p>6298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3368">
            <text:p>11336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0568">
            <text:p>11056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2637">
            <text:p>10263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0304">
            <text:p>10030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9433">
            <text:p>11943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4341">
            <text:p>20434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8763">
            <text:p>12876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0569">
            <text:p>11056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103">
            <text:p>10310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7302">
            <text:p>10730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69351">
            <text:p>16935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1623">
            <text:p>15162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50527">
            <text:p>250527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22070">
            <text:p>22207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22231">
            <text:p>12223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40893">
            <text:p>14089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3185">
            <text:p>5318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36065">
            <text:p>23606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105">
            <text:p>96105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0041">
            <text:p>9004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0021">
            <text:p>16002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838">
            <text:p>9983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2171">
            <text:p>10217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7039">
            <text:p>97039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13367">
            <text:p>113367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9473">
            <text:p>209473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19574">
            <text:p>319574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6917">
            <text:p>5691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6450">
            <text:p>5645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9980">
            <text:p>6998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4584">
            <text:p>54584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1055">
            <text:p>4105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2495">
            <text:p>13249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22697">
            <text:p>122697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33895">
            <text:p>13389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4747">
            <text:p>18474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3225">
            <text:p>14322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1583">
            <text:p>6158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1583">
            <text:p>6158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1278">
            <text:p>19127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7505">
            <text:p>97505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6451">
            <text:p>5645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83510">
            <text:p>8351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3428">
            <text:p>13342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42596">
            <text:p>24259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65619">
            <text:p>16561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4239">
            <text:p>9423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53022">
            <text:p>15302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84443">
            <text:p>84443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3246">
            <text:p>73246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9371">
            <text:p>9937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80243">
            <text:p>80243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0649">
            <text:p>60649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7688">
            <text:p>15768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67485">
            <text:p>167485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5579">
            <text:p>75579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82576">
            <text:p>82576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3104">
            <text:p>103104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8377">
            <text:p>78377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8519">
            <text:p>48519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9879">
            <text:p>189879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5356">
            <text:p>15535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4382">
            <text:p>6438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2313">
            <text:p>72313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4117">
            <text:p>5411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7850">
            <text:p>5785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7384">
            <text:p>57384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62515">
            <text:p>62515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7039">
            <text:p>97039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2516">
            <text:p>62516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80081">
            <text:p>18008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07769">
            <text:p>107769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46024">
            <text:p>146024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6288">
            <text:p>15628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8561">
            <text:p>138561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46958">
            <text:p>14695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7546">
            <text:p>187546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82414">
            <text:p>182414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47891">
            <text:p>147891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56755">
            <text:p>15675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28296">
            <text:p>12829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5172">
            <text:p>95172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5578">
            <text:p>7557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5375">
            <text:p>85375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13834">
            <text:p>113834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3307">
            <text:p>93307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43225">
            <text:p>143225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55518">
            <text:p>5551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2515">
            <text:p>6251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19899">
            <text:p>119899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3773">
            <text:p>93773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91907">
            <text:p>9190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0711">
            <text:p>8071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10102">
            <text:p>11010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11501">
            <text:p>11150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95639">
            <text:p>95639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9371">
            <text:p>99371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62819">
            <text:p>162819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91441">
            <text:p>9144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9716">
            <text:p>5971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04036">
            <text:p>104036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2515">
            <text:p>62515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2962">
            <text:p>132962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24868">
            <text:p>224868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87546">
            <text:p>18754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05902">
            <text:p>10590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7383">
            <text:p>57383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99838">
            <text:p>99838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8986">
            <text:p>4898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3449">
            <text:p>63449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5051">
            <text:p>5505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4179">
            <text:p>74179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5314">
            <text:p>65314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4179">
            <text:p>74179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6512">
            <text:p>7651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57850">
            <text:p>5785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3712">
            <text:p>7371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64382">
            <text:p>64382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9514">
            <text:p>69514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5314">
            <text:p>65314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61116">
            <text:p>61116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62982">
            <text:p>6298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8113">
            <text:p>68113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7648">
            <text:p>67648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03104">
            <text:p>10310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58783">
            <text:p>5878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2982">
            <text:p>62982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19899">
            <text:p>119899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6978">
            <text:p>76978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40426">
            <text:p>140426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18965">
            <text:p>11896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8378">
            <text:p>78378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4848">
            <text:p>64848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2718">
            <text:p>52718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0649">
            <text:p>60649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22232">
            <text:p>122232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30162">
            <text:p>13016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01238">
            <text:p>10123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4847">
            <text:p>64847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7180">
            <text:p>6718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6511">
            <text:p>765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01704">
            <text:p>10170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93773">
            <text:p>93773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52556">
            <text:p>15255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01704">
            <text:p>10170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0041">
            <text:p>90041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1988">
            <text:p>41988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51785">
            <text:p>51785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53185">
            <text:p>53185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6450">
            <text:p>5645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93306">
            <text:p>93306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4321">
            <text:p>44321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3854">
            <text:p>4385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9838">
            <text:p>99838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1319">
            <text:p>51319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1318">
            <text:p>51318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6044">
            <text:p>76044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3713">
            <text:p>73713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6511">
            <text:p>7651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6856">
            <text:p>36856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385">
            <text:p>50385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55984">
            <text:p>55984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61116">
            <text:p>6111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49919">
            <text:p>49919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52718">
            <text:p>5271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50385">
            <text:p>50385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45253">
            <text:p>45253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8986">
            <text:p>4898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3184">
            <text:p>53184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46186">
            <text:p>46186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8052">
            <text:p>48052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55050">
            <text:p>5505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55984">
            <text:p>55984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46654">
            <text:p>46654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2718">
            <text:p>52718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2313">
            <text:p>72313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5253">
            <text:p>45253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58783">
            <text:p>58783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43387">
            <text:p>43387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62515">
            <text:p>6251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66715">
            <text:p>66715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65315">
            <text:p>65315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57850">
            <text:p>5785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48053">
            <text:p>48053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60182">
            <text:p>60182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0852">
            <text:p>50852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54117">
            <text:p>54117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01704">
            <text:p>101704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63449">
            <text:p>63449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44787">
            <text:p>44787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48519">
            <text:p>48519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3185">
            <text:p>53185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55984">
            <text:p>55984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15234">
            <text:p>11523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48052">
            <text:p>48052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4178">
            <text:p>7417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4320">
            <text:p>4432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61116">
            <text:p>61116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07769">
            <text:p>107769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54118">
            <text:p>54118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54584">
            <text:p>5458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51319">
            <text:p>51319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57850">
            <text:p>5785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44321">
            <text:p>44321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55517">
            <text:p>55517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3449">
            <text:p>63449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87242">
            <text:p>87242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2312">
            <text:p>72312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63448">
            <text:p>63448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3043">
            <text:p>83043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55051">
            <text:p>55051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84909">
            <text:p>84909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69980">
            <text:p>6998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58783">
            <text:p>58783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48519">
            <text:p>48519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20365">
            <text:p>120365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7181">
            <text:p>6718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46187">
            <text:p>46187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6978">
            <text:p>76978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56917">
            <text:p>56917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65314">
            <text:p>65314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56450">
            <text:p>5645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50852">
            <text:p>50852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65781">
            <text:p>65781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53185">
            <text:p>53185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58783">
            <text:p>58783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53651">
            <text:p>53651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5051">
            <text:p>55051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1582">
            <text:p>6158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7303">
            <text:p>107303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61582">
            <text:p>61582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62049">
            <text:p>62049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09169">
            <text:p>109169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56451">
            <text:p>56451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70447">
            <text:p>70447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80710">
            <text:p>80710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74179">
            <text:p>74179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0244">
            <text:p>80244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67952">
            <text:p>167952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64381">
            <text:p>64381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60182">
            <text:p>6018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32029">
            <text:p>132029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58317">
            <text:p>58317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65314">
            <text:p>65314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60183">
            <text:p>60183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64848">
            <text:p>64848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61115">
            <text:p>61115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0041">
            <text:p>90041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0183">
            <text:p>60183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90974">
            <text:p>90974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64382">
            <text:p>64382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85842">
            <text:p>85842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8377">
            <text:p>78377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91907">
            <text:p>91907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5579">
            <text:p>75579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04970">
            <text:p>10497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95639">
            <text:p>95639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70913">
            <text:p>70913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3245">
            <text:p>73245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07302">
            <text:p>107302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15233">
            <text:p>115233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92374">
            <text:p>92374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3712">
            <text:p>73712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64848">
            <text:p>64848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64381">
            <text:p>64381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46024">
            <text:p>146024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83509">
            <text:p>83509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68114">
            <text:p>68114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7445">
            <text:p>77445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62982">
            <text:p>62982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7911">
            <text:p>77911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22232">
            <text:p>122232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53956">
            <text:p>15395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4848">
            <text:p>64848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85376">
            <text:p>85376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85375">
            <text:p>85375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97039">
            <text:p>97039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3306">
            <text:p>93306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88174">
            <text:p>88174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53022">
            <text:p>153022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81176">
            <text:p>81176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83975">
            <text:p>83975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83043">
            <text:p>83043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14767">
            <text:p>114767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08702">
            <text:p>108702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77444">
            <text:p>77444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0508">
            <text:p>90508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70447">
            <text:p>70447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89107">
            <text:p>89107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0710">
            <text:p>8071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17099">
            <text:p>117099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85842">
            <text:p>85842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93306">
            <text:p>93306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75579">
            <text:p>75579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01237">
            <text:p>101237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02637">
            <text:p>102637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02170">
            <text:p>102170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65782">
            <text:p>6578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6977">
            <text:p>76977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88174">
            <text:p>88174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07769">
            <text:p>107769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75111">
            <text:p>75111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33104">
            <text:p>333104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17099">
            <text:p>117099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54888">
            <text:p>154888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65153">
            <text:p>165153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76187">
            <text:p>276187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62191">
            <text:p>262191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00447">
            <text:p>300447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54260">
            <text:p>254260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287850">
            <text:p>287850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258925">
            <text:p>258925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43996">
            <text:p>243996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88317">
            <text:p>288317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61724">
            <text:p>261724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421745">
            <text:p>421745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09006">
            <text:p>209006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02780">
            <text:p>302780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04645">
            <text:p>304645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19736">
            <text:p>219736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54726">
            <text:p>254726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30934">
            <text:p>230934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09635">
            <text:p>109635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36532">
            <text:p>236532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09940">
            <text:p>209940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96715">
            <text:p>296715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29372">
            <text:p>329372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273855">
            <text:p>273855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40102">
            <text:p>34010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247262">
            <text:p>24726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76187">
            <text:p>276187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289716">
            <text:p>289716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95781">
            <text:p>295781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57526">
            <text:p>257526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08377">
            <text:p>308377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84118">
            <text:p>284118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306511">
            <text:p>306511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37769">
            <text:p>337769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02942">
            <text:p>202942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8377">
            <text:p>78377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22535">
            <text:p>222535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13976">
            <text:p>313976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62658">
            <text:p>26265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41664">
            <text:p>241664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07911">
            <text:p>307911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99372">
            <text:p>99372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92840">
            <text:p>92840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07302">
            <text:p>107302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08539">
            <text:p>208539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02941">
            <text:p>202941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82414">
            <text:p>182414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54098">
            <text:p>354098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01380">
            <text:p>301380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35436">
            <text:p>335436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47567">
            <text:p>347567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98114">
            <text:p>298114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98580">
            <text:p>298580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32637">
            <text:p>332637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260792">
            <text:p>26079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15843">
            <text:p>315843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34970">
            <text:p>334970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94848">
            <text:p>294848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94077">
            <text:p>194077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17404">
            <text:p>217404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97810">
            <text:p>197810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25335">
            <text:p>225335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68885">
            <text:p>16888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/06/2016</text:date>, <text:time>15:0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15:05:57.58</dc:date>
    <dc:creator>Olivier Villequey</dc:creator>
    <meta:document-statistic meta:table-count="1" meta:cell-count="100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5cm" svg:height="9.007cm" xlink:href=".." xlink:type="simple" chart:class="chart:bar" chart:style-name="ch1">
        <chart:legend chart:legend-position="end" svg:x="25.454cm" svg:y="3.929cm" style:legend-expansion="high" chart:style-name="ch2"/>
        <chart:plot-area chart:style-name="ch3" table:cell-range-address="Feuille1.A1:Feuille1.B501" chart:data-source-has-labels="row" svg:x="0.989cm" svg:y="0.855cm" svg:width="23.387cm" svg:height="7.552cm">
          <chartooo:coordinate-region svg:x="2.351cm" svg:y="1.067cm" svg:width="21.854cm" svg:height="6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2:Feuille1.A501" chart:label-cell-address="Feuille1.A1:Feuille1.A1" chart:class="chart:bar">
            <chart:data-point chart:repeated="500"/>
          </chart:series>
          <chart:series chart:style-name="ch8" chart:values-cell-range-address="Feuille1.B2:Feuille1.B501" chart:label-cell-address="Feuille1.B1:Feuille1.B1" chart:class="chart:ba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p</text:p>
                <draw:g>
                  <svg:desc>Feuille1.A1:Feuille1.A1</svg:desc>
                </draw:g>
              </table:table-cell>
              <table:table-cell office:value-type="string">
                <text:p>Tim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501</svg:desc>
                </draw:g>
              </table:table-cell>
              <table:table-cell office:value-type="float" office:value="137161">
                <text:p>137161</text:p>
                <draw:g>
                  <svg:desc>Feuille1.B2:Feuille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9696">
                <text:p>129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0183">
                <text:p>60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2048">
                <text:p>62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6044">
                <text:p>76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4889">
                <text:p>154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9108">
                <text:p>89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5436">
                <text:p>105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9696">
                <text:p>129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6308">
                <text:p>86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0588">
                <text:p>40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992">
                <text:p>27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3997">
                <text:p>243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3773">
                <text:p>93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4037">
                <text:p>104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8986">
                <text:p>48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4646">
                <text:p>74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3164">
                <text:p>123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5721">
                <text:p>45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4585">
                <text:p>54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5903">
                <text:p>105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2252">
                <text:p>52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2515">
                <text:p>62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4300">
                <text:p>114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5639">
                <text:p>95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6674">
                <text:p>206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9453">
                <text:p>49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8236">
                <text:p>1082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8114">
                <text:p>68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9676">
                <text:p>1996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42739">
                <text:p>4427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39797">
                <text:p>2397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66085">
                <text:p>1660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16166">
                <text:p>1161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6186">
                <text:p>46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3164">
                <text:p>123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34362">
                <text:p>134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9452">
                <text:p>494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5781">
                <text:p>65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0183">
                <text:p>60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02942">
                <text:p>2029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68418">
                <text:p>1684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1319">
                <text:p>513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10568">
                <text:p>1105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99676">
                <text:p>1996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3509">
                <text:p>83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17567">
                <text:p>1175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58155">
                <text:p>1581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15233">
                <text:p>1152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6572">
                <text:p>96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6572">
                <text:p>96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1156">
                <text:p>151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78986">
                <text:p>2789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5233">
                <text:p>1152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6693">
                <text:p>136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92678">
                <text:p>1926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73084">
                <text:p>173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79615">
                <text:p>179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9108">
                <text:p>89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31562">
                <text:p>131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60953">
                <text:p>1609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11340">
                <text:p>2113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6045">
                <text:p>760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9980">
                <text:p>699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5639">
                <text:p>95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7242">
                <text:p>87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9574">
                <text:p>895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50223">
                <text:p>1502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2982">
                <text:p>629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3368">
                <text:p>113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10568">
                <text:p>110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2637">
                <text:p>1026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0304">
                <text:p>1003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19433">
                <text:p>1194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04341">
                <text:p>2043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8763">
                <text:p>1287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0569">
                <text:p>1105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3103">
                <text:p>1031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7302">
                <text:p>1073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69351">
                <text:p>169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1623">
                <text:p>1516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0527">
                <text:p>2505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22070">
                <text:p>2220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22231">
                <text:p>1222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40893">
                <text:p>1408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3185">
                <text:p>531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36065">
                <text:p>2360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6105">
                <text:p>96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0041">
                <text:p>900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60021">
                <text:p>1600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9838">
                <text:p>998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2171">
                <text:p>1021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7039">
                <text:p>970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13367">
                <text:p>1133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09473">
                <text:p>2094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19574">
                <text:p>3195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6917">
                <text:p>569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6450">
                <text:p>564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9980">
                <text:p>699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4584">
                <text:p>545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1055">
                <text:p>41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32495">
                <text:p>1324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22697">
                <text:p>1226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33895">
                <text:p>133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84747">
                <text:p>1847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43225">
                <text:p>143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1583">
                <text:p>61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1583">
                <text:p>615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91278">
                <text:p>1912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97505">
                <text:p>975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56451">
                <text:p>564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3510">
                <text:p>835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33428">
                <text:p>1334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42596">
                <text:p>2425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65619">
                <text:p>1656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94239">
                <text:p>942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53022">
                <text:p>1530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84443">
                <text:p>844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3246">
                <text:p>732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99371">
                <text:p>993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80243">
                <text:p>802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60649">
                <text:p>60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57688">
                <text:p>1576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67485">
                <text:p>1674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5579">
                <text:p>75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82576">
                <text:p>825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3104">
                <text:p>1031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78377">
                <text:p>783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8519">
                <text:p>485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89879">
                <text:p>1898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55356">
                <text:p>1553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64382">
                <text:p>64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72313">
                <text:p>723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54117">
                <text:p>54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57850">
                <text:p>578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57384">
                <text:p>573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62515">
                <text:p>625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97039">
                <text:p>970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62516">
                <text:p>625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80081">
                <text:p>1800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7769">
                <text:p>1077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46024">
                <text:p>1460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56288">
                <text:p>1562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38561">
                <text:p>1385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46958">
                <text:p>1469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87546">
                <text:p>1875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82414">
                <text:p>182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47891">
                <text:p>1478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56755">
                <text:p>1567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28296">
                <text:p>1282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95172">
                <text:p>951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75578">
                <text:p>755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85375">
                <text:p>853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13834">
                <text:p>1138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93307">
                <text:p>933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43225">
                <text:p>143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55518">
                <text:p>555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62515">
                <text:p>625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19899">
                <text:p>1198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93773">
                <text:p>937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91907">
                <text:p>919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80711">
                <text:p>807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10102">
                <text:p>110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11501">
                <text:p>1115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95639">
                <text:p>956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99371">
                <text:p>993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62819">
                <text:p>1628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1441">
                <text:p>914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59716">
                <text:p>597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04036">
                <text:p>1040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62515">
                <text:p>625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32962">
                <text:p>1329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24868">
                <text:p>2248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87546">
                <text:p>1875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05902">
                <text:p>105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57383">
                <text:p>573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9838">
                <text:p>998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8986">
                <text:p>489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63449">
                <text:p>634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5051">
                <text:p>550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74179">
                <text:p>741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65314">
                <text:p>653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74179">
                <text:p>741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76512">
                <text:p>765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57850">
                <text:p>5785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73712">
                <text:p>737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64382">
                <text:p>643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69514">
                <text:p>695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65314">
                <text:p>653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61116">
                <text:p>611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62982">
                <text:p>629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68113">
                <text:p>681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67648">
                <text:p>676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03104">
                <text:p>1031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58783">
                <text:p>587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62982">
                <text:p>629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19899">
                <text:p>1198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6978">
                <text:p>769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40426">
                <text:p>1404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18965">
                <text:p>1189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78378">
                <text:p>783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0649">
                <text:p>606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22232">
                <text:p>1222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30162">
                <text:p>1301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01238">
                <text:p>1012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4847">
                <text:p>648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67180">
                <text:p>671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76511">
                <text:p>765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01704">
                <text:p>1017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93773">
                <text:p>937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52556">
                <text:p>1525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01704">
                <text:p>1017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90041">
                <text:p>900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1988">
                <text:p>419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51785">
                <text:p>517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53185">
                <text:p>531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56450">
                <text:p>564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93306">
                <text:p>933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4321">
                <text:p>443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3854">
                <text:p>438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99838">
                <text:p>998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51319">
                <text:p>513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51318">
                <text:p>513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76044">
                <text:p>760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73713">
                <text:p>737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76511">
                <text:p>765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6856">
                <text:p>368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50385">
                <text:p>503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55984">
                <text:p>559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61116">
                <text:p>611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49919">
                <text:p>499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50385">
                <text:p>503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45253">
                <text:p>452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48986">
                <text:p>489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53184">
                <text:p>531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46186">
                <text:p>461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48052">
                <text:p>480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55050">
                <text:p>550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55984">
                <text:p>559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46654">
                <text:p>466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72313">
                <text:p>723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45253">
                <text:p>452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58783">
                <text:p>587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43387">
                <text:p>433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62515">
                <text:p>625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66715">
                <text:p>667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65315">
                <text:p>653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57850">
                <text:p>578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48053">
                <text:p>480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50852">
                <text:p>508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54117">
                <text:p>541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01704">
                <text:p>1017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63449">
                <text:p>634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44787">
                <text:p>447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48519">
                <text:p>485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53185">
                <text:p>531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55984">
                <text:p>559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15234">
                <text:p>1152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48052">
                <text:p>480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74178">
                <text:p>741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44320">
                <text:p>443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61116">
                <text:p>611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07769">
                <text:p>1077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54118">
                <text:p>541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54584">
                <text:p>545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51319">
                <text:p>513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57850">
                <text:p>578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44321">
                <text:p>443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55517">
                <text:p>555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63449">
                <text:p>634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87242">
                <text:p>872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72312">
                <text:p>723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63448">
                <text:p>634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83043">
                <text:p>830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55051">
                <text:p>550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84909">
                <text:p>849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69980">
                <text:p>699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58783">
                <text:p>587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48519">
                <text:p>485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20365">
                <text:p>1203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67181">
                <text:p>671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46187">
                <text:p>461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76978">
                <text:p>769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56917">
                <text:p>569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65314">
                <text:p>653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56450">
                <text:p>564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50852">
                <text:p>508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65781">
                <text:p>657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53185">
                <text:p>531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58783">
                <text:p>587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53651">
                <text:p>536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55051">
                <text:p>550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61582">
                <text:p>615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07303">
                <text:p>1073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61582">
                <text:p>615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62049">
                <text:p>620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09169">
                <text:p>1091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56451">
                <text:p>564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70447">
                <text:p>704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74179">
                <text:p>741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80244">
                <text:p>802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67952">
                <text:p>1679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32029">
                <text:p>1320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58317">
                <text:p>583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65314">
                <text:p>653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60183">
                <text:p>601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61115">
                <text:p>611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90041">
                <text:p>900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60183">
                <text:p>601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90974">
                <text:p>909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64382">
                <text:p>643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85842">
                <text:p>858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78377">
                <text:p>783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91907">
                <text:p>919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75579">
                <text:p>755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04970">
                <text:p>1049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95639">
                <text:p>956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70913">
                <text:p>709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73245">
                <text:p>732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07302">
                <text:p>1073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15233">
                <text:p>1152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92374">
                <text:p>923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3712">
                <text:p>737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46024">
                <text:p>1460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83509">
                <text:p>835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68114">
                <text:p>681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77445">
                <text:p>774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62982">
                <text:p>629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77911">
                <text:p>779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22232">
                <text:p>1222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53956">
                <text:p>1539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85376">
                <text:p>853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85375">
                <text:p>85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97039">
                <text:p>970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93306">
                <text:p>933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88174">
                <text:p>881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53022">
                <text:p>1530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81176">
                <text:p>811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83975">
                <text:p>839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83043">
                <text:p>830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14767">
                <text:p>1147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08702">
                <text:p>1087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77444">
                <text:p>774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90508">
                <text:p>905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70447">
                <text:p>704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89107">
                <text:p>891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17099">
                <text:p>1170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85842">
                <text:p>858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93306">
                <text:p>933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75579">
                <text:p>755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01237">
                <text:p>1012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02637">
                <text:p>1026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02170">
                <text:p>10217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65782">
                <text:p>657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76977">
                <text:p>769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88174">
                <text:p>881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07769">
                <text:p>1077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75111">
                <text:p>751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333104">
                <text:p>3331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17099">
                <text:p>1170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54888">
                <text:p>1548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65153">
                <text:p>1651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276187">
                <text:p>2761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262191">
                <text:p>2621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300447">
                <text:p>3004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254260">
                <text:p>2542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287850">
                <text:p>28785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258925">
                <text:p>2589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243996">
                <text:p>2439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288317">
                <text:p>2883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261724">
                <text:p>2617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21745">
                <text:p>4217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209006">
                <text:p>2090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302780">
                <text:p>3027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304645">
                <text:p>3046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219736">
                <text:p>2197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254726">
                <text:p>2547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230934">
                <text:p>2309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09635">
                <text:p>1096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236532">
                <text:p>2365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209940">
                <text:p>2099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296715">
                <text:p>2967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329372">
                <text:p>3293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273855">
                <text:p>2738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40102">
                <text:p>3401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247262">
                <text:p>2472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276187">
                <text:p>2761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289716">
                <text:p>2897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295781">
                <text:p>2957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257526">
                <text:p>2575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08377">
                <text:p>3083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284118">
                <text:p>2841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306511">
                <text:p>3065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37769">
                <text:p>3377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202942">
                <text:p>2029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78377">
                <text:p>783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222535">
                <text:p>2225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13976">
                <text:p>3139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262658">
                <text:p>2626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241664">
                <text:p>2416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07911">
                <text:p>3079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99372">
                <text:p>993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07302">
                <text:p>1073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208539">
                <text:p>2085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202941">
                <text:p>2029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82414">
                <text:p>1824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54098">
                <text:p>3540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01380">
                <text:p>3013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35436">
                <text:p>3354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47567">
                <text:p>3475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298114">
                <text:p>2981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298580">
                <text:p>2985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32637">
                <text:p>3326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260792">
                <text:p>2607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15843">
                <text:p>3158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34970">
                <text:p>33497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294848">
                <text:p>2948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94077">
                <text:p>1940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217404">
                <text:p>2174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97810">
                <text:p>19781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225335">
                <text:p>2253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68885">
                <text:p>168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